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1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8.443cm" fo:margin-left="-0.191cm" fo:margin-top="0cm" fo:margin-bottom="0cm" table:align="left" style:writing-mode="lr-tb"/>
    </style:style>
    <style:style style:name="Tabela1.A" style:family="table-column">
      <style:table-column-properties style:column-width="18.443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color="#00b050" style:font-name="Courier New" fo:language="en" fo:country="US" style:font-name-complex="Courier New2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List_20_Paragraph" style:list-style-name="WWNum1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00b050" style:font-name="Courier New" style:font-name-complex="Courier New2"/>
    </style:style>
    <style:style style:name="T4" style:family="text">
      <style:text-properties fo:color="#00b050" style:font-name="Courier New" fo:language="en" fo:country="US" style:font-name-complex="Courier New2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color="#ff0000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Questões 3 </text:span></text:p>
      <text:p text:style-name="Standard"/>
      <text:p text:style-name="P1">Nesta questão vamos usar o Git e um editor de texto (nano), você pode realizar uma sequência de comandos em um diretório da sua máquina local, seguindo a sequência definida no exercício. </text:p>
      <text:p text:style-name="P1"/>
      <text:p text:style-name="P1">Nessa sequência, o nano representa a abertura de um editor de texto para criar/editar o arquivo especificado como argumento e você deve salvar no arquivo um conteúdo qualquer, que foi salvo em disco antes de prosseguir com o próximo comando:</text:p>
      <text:p text:style-name="Standard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Standard"><text:span text:style-name="T4">git init</text:span></text:p>
            <text:p text:style-name="P2"/>
            <text:p text:style-name="Standard"><text:span text:style-name="T4">nano README.md</text:span></text:p>
            <text:p text:style-name="P2"/>
            <text:p text:style-name="Standard"><text:span text:style-name="T4">nano default.html</text:span></text:p>
            <text:p text:style-name="P2"/>
            <text:p text:style-name="Standard"><text:span text:style-name="T4">git add .</text:span></text:p>
            <text:p text:style-name="P2"/>
            <text:p text:style-name="Standard"><text:span text:style-name="T4">git commit -m "Commit 1"</text:span></text:p>
            <text:p text:style-name="P2"/>
            <text:p text:style-name="Standard"><text:span text:style-name="T4">git rm default.html</text:span></text:p>
            <text:p text:style-name="P2"/>
            <text:p text:style-name="Standard"><text:span text:style-name="T4">nano style.css</text:span></text:p>
            <text:p text:style-name="P2"/>
            <text:p text:style-name="Standard"><text:span text:style-name="T4">git add style.css</text:span></text:p>
            <text:p text:style-name="P2"/>
            <text:p text:style-name="Standard"><text:span text:style-name="T4">git commit -m "Commit 2"</text:span></text:p>
            <text:p text:style-name="P2"/>
            <text:p text:style-name="Standard"><text:span text:style-name="T4">git checkout -b testing</text:span></text:p>
            <text:p text:style-name="P2"/>
            <text:p text:style-name="Standard"><text:span text:style-name="T4">nano script.js</text:span></text:p>
            <text:p text:style-name="P2"/>
            <text:p text:style-name="Standard"><text:span text:style-name="T4">git add *.js</text:span></text:p>
            <text:p text:style-name="P2"/>
            <text:p text:style-name="Standard"><text:span text:style-name="T4">git commit -m "Commit 3"</text:span></text:p>
            <text:p text:style-name="P2"/>
            <text:p text:style-name="Standard"><text:span text:style-name="T3">git checkout master</text:span></text:p>
          </table:table-cell>
        </table:table-row>
      </table:table>
      <text:p text:style-name="Standard"/>
      <text:p text:style-name="P1">Ao final dessa sequência de comandos, os arquivos que se encontram em seu diretório de trabalho, além do <text:span text:style-name="T1">README.md</text:span>, é/são:</text:p>
      <text:p text:style-name="Standard"/>
      <text:list xml:id="list1810208265374160586" text:style-name="WWNum1">
        <text:list-item>
          <text:p text:style-name="P5"><text:span text:style-name="T1">[ <text:s text:c="5"/>]</text:span> script.js e style.css, apenas.</text:p>
        </text:list-item>
        <text:list-item>
          <text:p text:style-name="P5"><text:span text:style-name="T1">[ <text:s text:c="5"/>]</text:span> default.html e style.css, apenas.</text:p>
        </text:list-item>
        <text:list-item>
          <text:p text:style-name="P5"><text:span text:style-name="T1">[ <text:s/></text:span><text:span text:style-name="T7"><text:s/>X <text:s text:c="2"/></text:span><text:span text:style-name="T1">]</text:span> style.css, apenas.</text:p>
        </text:list-item>
        <text:list-item>
          <text:p text:style-name="P5"><text:span text:style-name="T1">[ <text:s text:c="5"/>]</text:span> default.html e script.js, apenas.</text:p>
        </text:list-item>
        <text:list-item>
          <text:p text:style-name="P5"><text:span text:style-name="T6">[ <text:s text:c="5"/>]</text:span><text:span text:style-name="T5"> default.html, script.js e style.css.</text:span></text:p>
        </text:list-item>
      </text:list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1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ago Marcel Knipers</meta:initial-creator>
    <meta:editing-cycles>18</meta:editing-cycles>
    <meta:creation-date>2022-11-17T12:58:00</meta:creation-date>
    <dc:date>2024-08-25T15:29:36.07</dc:date>
    <meta:editing-duration>PT30S</meta:editing-duration>
    <meta:generator>OpenOffice/4.1.15$Win32 OpenOffice.org_project/4115m2$Build-9813</meta:generator>
    <meta:document-statistic meta:table-count="1" meta:image-count="0" meta:object-count="0" meta:page-count="1" meta:paragraph-count="23" meta:word-count="172" meta:character-count="100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